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c89" officeooo:paragraph-rsid="001c4c89"/>
    </style:style>
    <style:style style:name="P2" style:family="paragraph" style:parent-style-name="Standard">
      <style:text-properties officeooo:rsid="001c4c89" officeooo:paragraph-rsid="001c4c89"/>
    </style:style>
    <style:style style:name="T1" style:family="text">
      <style:text-properties officeooo:rsid="001c6cff"/>
    </style:style>
    <style:style style:name="T2" style:family="text">
      <style:text-properties officeooo:rsid="001d5643"/>
    </style:style>
    <style:style style:name="T3" style:family="text">
      <style:text-properties officeooo:rsid="001fb72b"/>
    </style:style>
    <style:style style:name="T4" style:family="text">
      <style:text-properties officeooo:rsid="001fd8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h1&gt;: títols de diferents mides – h1 &gt; h2 &gt; h3,...</text:p>
      <text:p text:style-name="P1">&lt;p&gt;: paràgrafs</text:p>
      <text:p text:style-name="P1">&lt;pre&gt;: podem fer salts de línia on volguem, tabulacions, etc.</text:p>
      <text:p text:style-name="P1">&lt;i&gt; i &lt;em&gt;: cursiva</text:p>
      <text:p text:style-name="P1">&lt;strong&gt; i &lt;b&gt;: negreta</text:p>
      <text:p text:style-name="P1">&lt;<text:span text:style-name="T1">del&gt;: tachar</text:span></text:p>
      <text:p text:style-name="P1">&lt;<text:span text:style-name="T1">ins&gt;: subrayar</text:span></text:p>
      <text:p text:style-name="P1">&lt;<text:span text:style-name="T1">small&gt;: fer més petit</text:span></text:p>
      <text:p text:style-name="P1"/>
      <text:p text:style-name="P1">&lt;<text:span text:style-name="T2">header&gt;</text:span></text:p>
      <text:p text:style-name="P1"/>
      <text:p text:style-name="P1">&lt;<text:span text:style-name="T2">main&gt;</text:span></text:p>
      <text:p text:style-name="P1"/>
      <text:p text:style-name="P1">&lt;<text:span text:style-name="T2">footer&gt;</text:span></text:p>
      <text:p text:style-name="P1"/>
      <text:p text:style-name="P1">&lt;<text:span text:style-name="T3">hr&gt;: genera una línia de separació</text:span></text:p>
      <text:p text:style-name="P1"/>
      <text:p text:style-name="P1">&lt;<text:span text:style-name="T3">a&gt; href: enllaç /// target: _blank (per obrir a una pàgina nova. Per defecte s’obrirà a la mateixa pàg).</text:span></text:p>
      <text:p text:style-name="P1"/>
      <text:p text:style-name="P1">&lt;!--«<text:span text:style-name="T4">comentari»--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3T17:44:45.349000000</meta:creation-date>
    <dc:date>2024-09-23T19:45:24.129000000</dc:date>
    <meta:editing-duration>PT46M24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4" meta:word-count="69" meta:character-count="397" meta:non-whitespace-character-count="343"/>
  </office:meta>
</office:document-meta>
</file>